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8" style:family="graphic" style:parent-style-name="standard">
      <style:graphic-properties draw:textarea-vertical-align="middle" draw:auto-grow-height="false" fo:min-height="0.009cm" fo:min-width="0.334cm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10" style:family="graphic" style:parent-style-name="standard">
      <style:graphic-properties svg:stroke-color="#ffffd7" draw:fill-color="#5eb91e" draw:textarea-horizontal-align="justify" draw:textarea-vertical-align="middle" draw:auto-grow-height="false" fo:min-height="1.195cm" fo:min-width="0.199cm"/>
    </style:style>
    <style:style style:name="gr11" style:family="graphic" style:parent-style-name="standard">
      <style:graphic-properties draw:fill-color="#5eb91e" draw:textarea-horizontal-align="justify" draw:textarea-vertical-align="middle" draw:auto-grow-height="false" fo:min-height="1.195cm" fo:min-width="0.1cm"/>
    </style:style>
    <style:style style:name="gr12" style:family="graphic" style:parent-style-name="standard">
      <style:graphic-properties draw:opacity="16%" draw:textarea-horizontal-align="justify" draw:textarea-vertical-align="middle" draw:auto-grow-height="false" fo:min-height="0.806cm" fo:min-width="11.805cm" draw:shadow="hidden"/>
    </style:style>
    <style:style style:name="gr13" style:family="graphic" style:parent-style-name="standard">
      <style:graphic-properties draw:opacity="16%" draw:textarea-horizontal-align="justify" draw:textarea-vertical-align="middle" draw:auto-grow-height="false" fo:min-height="1.11cm" fo:min-width="11.773cm" draw:shadow="hidden"/>
    </style:style>
    <style:style style:name="gr14" style:family="graphic" style:parent-style-name="standard">
      <style:graphic-properties draw:opacity="16%" draw:textarea-horizontal-align="justify" draw:textarea-vertical-align="middle" draw:auto-grow-height="false" fo:min-height="1.395cm" fo:min-width="8.085cm" draw:shadow="hidden"/>
    </style:style>
    <style:style style:name="gr15" style:family="graphic" style:parent-style-name="standard">
      <style:graphic-properties draw:opacity="16%" draw:textarea-horizontal-align="justify" draw:textarea-vertical-align="middle" draw:auto-grow-height="false" fo:min-height="0.806cm" fo:min-width="6.611cm" draw:shadow="hidden"/>
    </style:style>
    <style:style style:name="gr16" style:family="graphic" style:parent-style-name="standard">
      <style:graphic-properties draw:opacity="16%" draw:textarea-horizontal-align="justify" draw:textarea-vertical-align="middle" draw:auto-grow-height="false" fo:min-height="0.806cm" fo:min-width="3.273cm" draw:shadow="hidden"/>
    </style:style>
    <style:style style:name="gr17" style:family="graphic" style:parent-style-name="standard">
      <style:graphic-properties draw:opacity="16%" draw:textarea-horizontal-align="justify" draw:textarea-vertical-align="middle" draw:auto-grow-height="false" fo:min-height="1.056cm" fo:min-width="3.247cm" draw:shadow="hidden"/>
    </style:style>
    <style:style style:name="gr18" style:family="graphic" style:parent-style-name="standard">
      <style:graphic-properties draw:opacity="16%" draw:textarea-horizontal-align="justify" draw:textarea-vertical-align="middle" draw:auto-grow-height="false" fo:min-height="0.88cm" fo:min-width="3.265cm" draw:shadow="hidden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opacity="1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83cm" svg:height="0.962cm" svg:x="6.396cm" svg:y="1.824cm">
          <draw:text-box>
            <text:p>Raw Data</text:p>
          </draw:text-box>
        </draw:frame>
        <draw:frame draw:style-name="gr2" draw:text-style-name="P1" draw:layer="layout" svg:width="2.864cm" svg:height="0.962cm" svg:x="2.143cm" svg:y="5.318cm">
          <draw:text-box>
            <text:p>Fix Data</text:p>
          </draw:text-box>
        </draw:frame>
        <draw:frame draw:style-name="gr2" draw:text-style-name="P1" draw:layer="layout" svg:width="4.27cm" svg:height="0.962cm" svg:x="6.08cm" svg:y="5.345cm">
          <draw:text-box>
            <text:p>Filtering Data</text:p>
          </draw:text-box>
        </draw:frame>
        <draw:frame draw:style-name="gr2" draw:text-style-name="P1" draw:layer="layout" svg:width="2.89cm" svg:height="0.962cm" svg:x="11.16cm" svg:y="5.345cm">
          <draw:text-box>
            <text:p>Labeling</text:p>
          </draw:text-box>
        </draw:frame>
        <draw:frame draw:style-name="gr3" draw:text-style-name="P1" draw:layer="layout" svg:width="5.053cm" svg:height="1.216cm" svg:x="2.297cm" svg:y="8.809cm">
          <draw:text-box>
            <text:p>Train Algorithms</text:p>
          </draw:text-box>
        </draw:frame>
        <draw:frame draw:style-name="gr2" draw:text-style-name="P3" draw:layer="layout" svg:width="5.171cm" svg:height="1.673cm" svg:x="8.402cm" svg:y="8.66cm">
          <draw:text-box>
            <text:p text:style-name="P2">Calculate Tweet </text:p>
            <text:p text:style-name="P2">Relevance</text:p>
          </draw:text-box>
        </draw:frame>
        <draw:frame draw:style-name="gr4" draw:text-style-name="P3" draw:layer="layout" svg:width="5.207cm" svg:height="1.673cm" svg:x="5.526cm" svg:y="12.597cm">
          <draw:text-box>
            <text:p text:style-name="P2">Predict Tweets </text:p>
            <text:p text:style-name="P2">Similarity</text:p>
          </draw:text-box>
        </draw:frame>
        <draw:frame draw:style-name="gr5" draw:text-style-name="P1" draw:layer="layout" svg:width="1.772cm" svg:height="0.962cm" svg:x="17.535cm" svg:y="2.005cm">
          <draw:text-box>
            <text:p>THS</text:p>
          </draw:text-box>
        </draw:frame>
        <draw:frame draw:style-name="gr6" draw:text-style-name="P3" draw:layer="layout" svg:width="3.91cm" svg:height="1.724cm" svg:x="16.54cm" svg:y="4.937cm">
          <draw:text-box>
            <text:p text:style-name="P2">Pre </text:p>
            <text:p text:style-name="P2">Processing</text:p>
          </draw:text-box>
        </draw:frame>
        <draw:frame draw:style-name="gr7" draw:text-style-name="P1" draw:layer="layout" svg:width="3.635cm" svg:height="0.962cm" svg:x="16.588cm" svg:y="9.063cm">
          <draw:text-box>
            <text:p>Processing</text:p>
          </draw:text-box>
        </draw:frame>
        <draw:frame draw:style-name="gr1" draw:text-style-name="P1" draw:layer="layout" svg:width="2.407cm" svg:height="0.962cm" svg:x="17.175cm" svg:y="12.9cm">
          <draw:text-box>
            <text:p>Output</text:p>
          </draw:text-box>
        </draw:frame>
        <draw:custom-shape draw:style-name="gr8" draw:text-style-name="P2" draw:layer="layout" svg:width="1.27cm" svg:height="0.635cm" svg:x="14.681cm" svg:y="2.15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27cm" svg:height="0.635cm" svg:x="14.682cm" svg:y="5.56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27cm" svg:height="0.635cm" svg:x="14.683cm" svg:y="9.2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1.27cm" svg:height="0.635cm" svg:x="14.684cm" svg:y="13.0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762cm" svg:height="0.508cm" svg:x="5.191cm" svg:y="5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762cm" svg:height="0.508cm" svg:x="10.392cm" svg:y="5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762cm" svg:height="0.508cm" svg:x="7.492cm" svg:y="9.0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397cm" svg:height="1.651cm" svg:x="7.166cm" svg:y="3.2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1.2cm" svg:height="1.651cm" svg:x="7.266cm" svg:y="6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1.2cm" svg:height="1.651cm" svg:x="7.266cm" svg:y="10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draw:layer="layout" svg:width="12.419cm" svg:height="1.17cm" svg:x="1.789cm" svg:y="5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2.419cm" svg:height="1.506cm" svg:x="1.789cm" svg:y="8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8.763cm" svg:height="1.823cm" svg:x="3.545cm" svg:y="12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7.225cm" svg:height="1.17cm" svg:x="4.683cm" svg:y="1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887cm" svg:height="1.17cm" svg:x="16.321cm" svg:y="1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3.887cm" svg:height="1.446cm" svg:x="16.321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887cm" svg:height="1.252cm" svg:x="16.421cm" svg:y="8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887cm" svg:height="1.252cm" svg:x="16.421cm" svg:y="12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.54cm" fo:margin-left="1cm" fo:margin-right="1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08:05:41.629000000</meta:creation-date>
    <dc:date>2019-04-30T10:57:52.949000000</dc:date>
    <meta:editing-duration>PT1H22S</meta:editing-duration>
    <meta:editing-cycles>4</meta:editing-cycles>
    <meta:generator>LibreOffice/6.1.2.1$Windows_x86 LibreOffice_project/65905a128db06ba48db947242809d14d3f9a93fe</meta:generator>
    <meta:document-statistic meta:object-count="29"/>
  </office:meta>
</office:document-meta>
</file>